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2pt" officeooo:paragraph-rsid="001ad460" style:font-size-asian="12pt" style:font-name-complex="Arial2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bold" officeooo:rsid="00184315" officeooo:paragraph-rsid="00184315" style:font-size-asian="10.5pt" style:font-weight-asian="bold" style:font-name-complex="Arial2" style:font-size-complex="12pt"/>
    </style:style>
    <style:style style:name="P4" style:family="paragraph" style:parent-style-name="Standard" style:master-page-name="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1ad460"/>
    </style:style>
    <style:style style:name="P5" style:family="paragraph" style:parent-style-name="Standard" style:master-page-name="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1b428e"/>
    </style:style>
    <style:style style:name="P6" style:family="paragraph" style:parent-style-name="Standard" style:master-page-name="">
      <loext:graphic-properties draw:fill="none"/>
      <style:paragraph-properties fo:margin-left="1.3cm" fo:margin-right="0cm" fo:margin-top="0.402cm" fo:margin-bottom="0.402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font-weight="normal" officeooo:paragraph-rsid="001dc278" style:font-weight-asian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.3cm" fo:margin-right="0cm" fo:margin-top="0.402cm" fo:margin-bottom="0.402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font-weight="normal" officeooo:paragraph-rsid="001ddfa5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font-weight="bold" officeooo:rsid="001b70a5" officeooo:paragraph-rsid="001b70a5" style:font-weight-asian="bold" style:font-weight-complex="bold"/>
    </style:style>
    <style:style style:name="P9" style:family="paragraph" style:parent-style-name="Standard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fo:font-weight="bold" officeooo:rsid="001b70a5" officeooo:paragraph-rsid="001b70a5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1.799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fo:font-weight="bold" officeooo:rsid="001b70a5" officeooo:paragraph-rsid="001b70a5" style:font-weight-asian="bold" style:font-weight-complex="bold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style:font-name="Arial1" fo:font-size="12pt" fo:font-weight="bold" officeooo:rsid="00184315" officeooo:paragraph-rsid="00184315" style:font-size-asian="10.5pt" style:font-weight-asian="bold" style:font-name-complex="Arial2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1" fo:font-size="12pt" fo:font-weight="bold" officeooo:rsid="001ad460" officeooo:paragraph-rsid="001ad460" style:font-size-asian="12pt" style:font-weight-asian="bold" style:font-name-complex="Arial2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bold" officeooo:rsid="00184315" officeooo:paragraph-rsid="00219ceb" style:font-size-asian="10.5pt" style:font-weight-asian="bold" style:font-name-complex="Arial2" style:font-size-complex="12pt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Arial1" fo:font-size="12pt" fo:font-weight="normal" officeooo:rsid="001ad460" officeooo:paragraph-rsid="001ad460" style:font-size-asian="12pt" style:font-weight-asian="normal" style:font-name-complex="Arial2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weight="normal" officeooo:rsid="001ad460" officeooo:paragraph-rsid="001ad460" style:font-size-asian="12pt" style:font-weight-asian="normal" style:font-name-complex="Arial2" style:font-size-complex="12pt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Arial1" fo:font-size="12pt" fo:font-weight="normal" officeooo:rsid="001ad460" officeooo:paragraph-rsid="001ad460" style:font-size-asian="12pt" style:font-weight-asian="normal" style:font-name-complex="Arial2" style:font-size-complex="12pt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officeooo:rsid="001b428e" officeooo:paragraph-rsid="001b428e"/>
    </style:style>
    <style:style style:name="P18" style:family="paragraph" style:parent-style-name="Standard" style:list-style-name="L4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fo:font-weight="bold" officeooo:rsid="001b70a5" officeooo:paragraph-rsid="001b70a5" style:font-weight-asian="bold" style:font-weight-complex="bold"/>
    </style:style>
    <style:style style:name="P19" style:family="paragraph" style:parent-style-name="Standard" style:list-style-name="L5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paragraph-rsid="001dc278"/>
    </style:style>
    <style:style style:name="P20" style:family="paragraph" style:parent-style-name="Standard">
      <loext:graphic-properties draw:fill="none"/>
      <style:paragraph-properties fo:margin-left="1.249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font-style="normal" fo:font-weight="normal" officeooo:rsid="001dc278" officeooo:paragraph-rsid="001dc27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.402cm" fo:margin-bottom="0.402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font-style="normal" fo:font-weight="normal" officeooo:rsid="001dc278" officeooo:paragraph-rsid="001dc27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Standard" style:list-style-name="L6">
      <loext:graphic-properties draw:fill="none"/>
      <style:paragraph-properties fo:margin-top="0.402cm" fo:margin-bottom="0.402cm" loext:contextual-spacing="false" fo:line-height="115%" fo:text-align="justify" style:justify-single-word="false" fo:orphans="2" fo:widows="2" fo:background-color="transparent" style:writing-mode="lr-tb"/>
      <style:text-properties style:font-name="Arial1" fo:font-size="12pt" fo:font-style="normal" fo:font-weight="bold" officeooo:rsid="001ddfa5" officeooo:paragraph-rsid="001ddfa5" style:font-size-asian="12pt" style:font-style-asian="normal" style:font-weight-asian="bold" style:font-name-complex="Arial2" style:font-size-complex="12pt" style:font-style-complex="normal" style:font-weight-complex="bold"/>
    </style:style>
    <style:style style:name="T1" style:family="text">
      <style:text-properties style:font-name="Arial1" fo:font-size="12pt" fo:font-weight="bold" officeooo:rsid="001ad460" style:font-size-asian="12pt" style:font-weight-asian="bold" style:font-name-complex="Arial2" style:font-size-complex="12pt" style:font-weight-complex="bold"/>
    </style:style>
    <style:style style:name="T2" style:family="text">
      <style:text-properties style:font-name="Arial1" fo:font-size="12pt" fo:font-weight="bold" officeooo:rsid="001b428e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1" fo:font-size="12pt" fo:font-weight="normal" style:font-size-asian="12pt" style:font-weight-asian="normal" style:font-name-complex="Arial2" style:font-size-complex="12pt" style:font-weight-complex="normal"/>
    </style:style>
    <style:style style:name="T4" style:family="text">
      <style:text-properties style:font-name="Arial1" fo:font-size="12pt" fo:font-weight="normal" officeooo:rsid="001ad460" style:font-size-asian="12pt" style:font-weight-asian="normal" style:font-name-complex="Arial2" style:font-size-complex="12pt" style:font-weight-complex="normal"/>
    </style:style>
    <style:style style:name="T5" style:family="text">
      <style:text-properties style:font-name="Arial1" fo:font-size="12pt" fo:font-weight="normal" officeooo:rsid="001b428e" style:font-size-asian="12pt" style:font-weight-asian="normal" style:font-name-complex="Arial2" style:font-size-complex="12pt" style:font-weight-complex="normal"/>
    </style:style>
    <style:style style:name="T6" style:family="text">
      <style:text-properties style:font-name="Arial1" fo:font-size="12pt" fo:font-style="italic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7" style:family="text">
      <style:text-properties style:font-name="Arial1" fo:font-size="12pt" fo:font-style="italic" fo:font-weight="normal" officeooo:rsid="001b428e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8" style:family="text">
      <style:text-properties style:font-name="Arial1" fo:font-size="12pt" fo:font-style="italic" fo:font-weight="normal" officeooo:rsid="001c1215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9" style:family="text">
      <style:text-properties style:font-name="Arial1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0" style:family="text">
      <style:text-properties style:font-name="Arial1" fo:font-size="12pt" fo:font-style="normal" fo:font-weight="normal" officeooo:rsid="001b428e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1" style:family="text">
      <style:text-properties style:font-name="Arial1" fo:font-size="12pt" fo:font-style="normal" fo:font-weight="normal" officeooo:rsid="001ad460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2" style:family="text">
      <style:text-properties style:font-name="Arial1" fo:font-size="12pt" fo:font-style="normal" fo:font-weight="normal" officeooo:rsid="001c121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3" style:family="text">
      <style:text-properties style:font-name="Arial1" fo:font-size="12pt" fo:font-style="normal" fo:font-weight="normal" officeooo:rsid="001ccb74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4" style:family="text">
      <style:text-properties style:font-name="Arial1" fo:font-size="12pt" fo:font-style="normal" style:font-size-asian="12pt" style:font-style-asian="normal" style:font-name-complex="Arial2" style:font-size-complex="12pt" style:font-style-complex="normal"/>
    </style:style>
    <style:style style:name="T15" style:family="text">
      <style:text-properties style:font-name="Arial1" fo:font-size="12pt" fo:font-style="normal" officeooo:rsid="001b428e" style:font-size-asian="12pt" style:font-style-asian="normal" style:font-name-complex="Arial2" style:font-size-complex="12pt" style:font-style-complex="normal"/>
    </style:style>
    <style:style style:name="T16" style:family="text">
      <style:text-properties style:font-name="Arial1" fo:font-size="12pt" fo:font-style="normal" officeooo:rsid="001dc278" style:font-size-asian="12pt" style:font-style-asian="normal" style:font-name-complex="Arial2" style:font-size-complex="12pt" style:font-style-complex="normal"/>
    </style:style>
    <style:style style:name="T17" style:family="text">
      <style:text-properties style:font-name="Arial1" fo:font-size="12pt" fo:font-style="normal" officeooo:rsid="001ddfa5" style:font-size-asian="12pt" style:font-style-asian="normal" style:font-name-complex="Arial2" style:font-size-complex="12pt" style:font-style-complex="normal"/>
    </style:style>
    <style:style style:name="T18" style:family="text">
      <style:text-properties style:font-name="Arial1" fo:font-size="12pt" fo:font-style="normal" fo:font-weight="bold" officeooo:rsid="001ccb74" style:font-size-asian="12pt" style:font-style-asian="normal" style:font-weight-asian="bold" style:font-name-complex="Arial2" style:font-size-complex="12pt" style:font-style-complex="normal" style:font-weight-complex="bold"/>
    </style:style>
    <style:style style:name="T19" style:family="text">
      <style:text-properties style:font-name="Arial1" fo:font-size="12pt" fo:font-style="normal" fo:font-weight="bold" officeooo:rsid="001dc278" style:font-size-asian="12pt" style:font-style-asian="normal" style:font-weight-asian="bold" style:font-name-complex="Arial2" style:font-size-complex="12pt" style:font-style-complex="normal" style:font-weight-complex="bold"/>
    </style:style>
    <style:style style:name="T20" style:family="text">
      <style:text-properties fo:font-style="italic" officeooo:rsid="00184315" style:font-style-asian="italic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b70a5"/>
    </style:style>
    <style:style style:name="T23" style:family="text">
      <style:text-properties officeooo:rsid="001eb49f"/>
    </style:style>
    <style:style style:name="T24" style:family="text">
      <style:text-properties officeooo:rsid="00219ceb"/>
    </style:style>
    <style:style style:name="T25" style:family="text">
      <style:text-properties officeooo:rsid="0022cb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ituto Federal da Paraíba – Campus Cajazeiras</text:p>
      <text:p text:style-name="P3">Segurança de Dados – 2019.<text:span text:style-name="T24">2</text:span></text:p>
      <text:p text:style-name="P13">Equipe: <text:span text:style-name="T24">Luz de Esperanza Apolo Pereira</text:span></text:p>
      <text:p text:style-name="P13"><text:tab/> <text:s text:c="2"/>José David Emanoell Feitoza Braga</text:p>
      <text:p text:style-name="P1"/>
      <text:p text:style-name="P2"><text:span text:style-name="T22">Atividade colaborativa – criação de uma </text:span><text:span text:style-name="T20">wordlist</text:span></text:p>
      <text:p text:style-name="P2"/>
      <text:list xml:id="list967069626" text:style-name="L1">
        <text:list-item>
          <text:p text:style-name="P12">Descrição da atividade</text:p>
        </text:list-item>
      </text:list>
      <text:p text:style-name="P4"><text:span text:style-name="T1"><text:tab/></text:span><text:span text:style-name="T4">Considerando os conjuntos A={0,1,2,3,4,5,6,7}, B={a,e,i,o,u} e C={</text:span><text:span text:style-name="T21">b,c,d,f,g,h,j,l,m,n,p,q,r,s,t,v,x,z,k,y</text:span><text:span text:style-name="T4">}, crie um algoritmo que crie palavras, sem repetição, formadas por:</text:span></text:p>
      <text:list xml:id="list1877113266" text:style-name="L2">
        <text:list-item>
          <text:p text:style-name="P14">3 pares de [consoantes(C) + vogais (B)];</text:p>
        </text:list-item>
        <text:list-item>
          <text:p text:style-name="P14">2 números (A);</text:p>
        </text:list-item>
      </text:list>
      <text:p text:style-name="P15"><text:tab/>Exemplos: bacana01, gelada<text:span text:style-name="T25">77</text:span>, pikaxu12, pepino32…</text:p>
      <text:p text:style-name="P15"><text:tab/>Além disso, responda as seguintes perguntas:</text:p>
      <text:list xml:id="list1559123669" text:style-name="L3">
        <text:list-item>
          <text:p text:style-name="P16">Quantas palavras são possíveis de serem criadas?</text:p>
        </text:list-item>
        <text:list-item>
          <text:p text:style-name="P17"><text:span text:style-name="T3">Como produzir aleatoriedade (</text:span><text:span text:style-name="T6">shuffle</text:span><text:span text:style-name="T3">) de uma lista ordenada?</text:span></text:p>
        </text:list-item>
      </text:list>
      <text:p text:style-name="P5"><text:span text:style-name="T5"><text:tab/></text:span><text:span text:style-name="T2">Restrição:</text:span><text:span text:style-name="T5"> Limitar a </text:span><text:span text:style-name="T7">wordlist</text:span><text:span text:style-name="T10"> a 10 mil palavras, aleatórias e não repetidas.</text:span></text:p>
      <text:list xml:id="list666970941" text:style-name="L4">
        <text:list-item>
          <text:p text:style-name="P18"><text:span text:style-name="T15">R</text:span><text:span text:style-name="T14">espostas</text:span></text:p>
        </text:list-item>
      </text:list>
      <text:p text:style-name="P9"><text:span text:style-name="T14"><text:tab/></text:span><text:span text:style-name="T9">1. Quantas </text:span><text:span text:style-name="T11">palavras são possíveis de serem criadas?</text:span></text:p>
      <text:p text:style-name="P10"><text:span text:style-name="T11"><text:tab/></text:span><text:span text:style-name="T9">R: Através da análise combinatória e das condições descritas no ponto 1 deste documento, percebemos que temos 20 consoantes, 5 vogais e 8 números e que a regra de composição deve ser uma consoante seguida de uma vogal, logo temos 20 * 5 = 100. O problema descreve 3 pares de consoantes seguidos de vogal, logo 100³ = 1.000.000, por fim, os dois últimos dígitos devem ser números, então 1.000.000 * 8 * 8 = 64.000.000 </text:span><text:span text:style-name="T12">de possibilidades de palavras.</text:span></text:p>
      <text:p text:style-name="P8"><text:span text:style-name="T12"><text:tab/>2. Como produzir aleatoriedade (</text:span><text:span text:style-name="T8">shuffle</text:span><text:span text:style-name="T12">) de uma lista ordenada?</text:span></text:p>
      <text:p text:style-name="P10"><text:soft-page-break/><text:span text:style-name="T12"><text:tab/>R: aleatoriedade imprime a quebra de ordem e padrões determinísticos das mesmas, implicando na imprevisibilidade de elementos, em se tratando de recursos computacionais e linguagens de programação, as linguagens e seus módulos proveem soluções prontas, </text:span><text:span text:style-name="T13">expressas em funções ou métodos, </text:span><text:span text:style-name="T12">para a geração de números aleatórios onde o intervalo que os define é determinado pelo programador (ou usuário, dependendo do domínio de aplicação) </text:span><text:span text:style-name="T13">e os números gerados aleatoriamente podem ser utilizados como índices em listas ordenadas para recuperação de dados armazenados nestas listas.</text:span></text:p>
      <text:list xml:id="list2992776419" text:style-name="L5">
        <text:list-item>
          <text:p text:style-name="P19"><text:span text:style-name="T18">O </text:span><text:span text:style-name="T19">algoritmo</text:span></text:p>
        </text:list-item>
      </text:list>
      <text:p text:style-name="P20">#!/usr/bin/env python3</text:p>
      <text:p text:style-name="P20"># -*- coding: utf-8 -*-</text:p>
      <text:p text:style-name="P20">import random</text:p>
      <text:p text:style-name="P20"/>
      <text:p text:style-name="P20">#Lista de caracteres possíveis</text:p>
      <text:p text:style-name="P20">consoantes=['b','c','d','f','g','h','j','l','m','n','p','q','r','s','t','v','x','z','k','y']</text:p>
      <text:p text:style-name="P20">vogais=['a','e','i','o','u']</text:p>
      <text:p text:style-name="P20">limAfa=[len(consoantes)-1,len(vogais) -1]</text:p>
      <text:p text:style-name="P20">limNum=[7,7]</text:p>
      <text:p text:style-name="P20">wordlist = []</text:p>
      <text:p text:style-name="P20"/>
      <text:p text:style-name="P20">#Configuração da palavra</text:p>
      <text:p text:style-name="P20">palavra=[[0,0],[0,0],[0,0],[0,0]]</text:p>
      <text:p text:style-name="P20">limites=[limAfa,limAfa,limAfa,limNum]</text:p>
      <text:p text:style-name="P20"><text:s text:c="6"/></text:p>
      <text:p text:style-name="P20">#Função para montar a saída da sílaba <text:s text:c="5"/></text:p>
      <text:p text:style-name="P20">def saidaSilaba(s):</text:p>
      <text:p text:style-name="P20"><text:s text:c="4"/>return consoantes[s[0]] + vogais[s[1]]</text:p>
      <text:p text:style-name="P20"><text:s text:c="8"/></text:p>
      <text:p text:style-name="P20">#Função para montar a saída da palavra</text:p>
      <text:p text:style-name="P20">def saidaPalavra(p):</text:p>
      <text:p text:style-name="P20"><text:s text:c="4"/>tamPalavra = len(palavra)-1</text:p>
      <text:p text:style-name="P20"><text:s text:c="4"/>r = ''</text:p>
      <text:p text:style-name="P20"><text:s text:c="4"/>for j in range(tamPalavra):</text:p>
      <text:p text:style-name="P20"><text:s text:c="8"/>r = r + saidaSilaba(p[j]) <text:s text:c="7"/></text:p>
      <text:p text:style-name="P20"><text:s text:c="4"/>r = r + <text:s/>str(p[tamPalavra][0]) + str(p[tamPalavra][1])</text:p>
      <text:p text:style-name="P20"><text:s text:c="4"/>return r</text:p>
      <text:p text:style-name="P20"/>
      <text:p text:style-name="P20">def aletSilaba(m,n):</text:p>
      <text:p text:style-name="P20"><text:s text:c="4"/>m[0]= random.randint(0,n[0])</text:p>
      <text:p text:style-name="P20"><text:s text:c="4"/>m[1]= random.randint(0,n[1])</text:p>
      <text:p text:style-name="P20"><text:s text:c="4"/></text:p>
      <text:p text:style-name="P20">def aleatorio():</text:p>
      <text:p text:style-name="P20"><text:s text:c="4"/>tamPalavra = len(palavra)</text:p>
      <text:p text:style-name="P20"><text:s text:c="4"/>for j in range(tamPalavra):</text:p>
      <text:p text:style-name="P20"><text:s text:c="8"/>aletSilaba(palavra[j],limites[j])</text:p>
      <text:p text:style-name="P20"><text:soft-page-break/><text:s text:c="8"/></text:p>
      <text:p text:style-name="P20">def existe(p):</text:p>
      <text:p text:style-name="P20"><text:s text:c="4"/>for j in wordlist:</text:p>
      <text:p text:style-name="P20"><text:s text:c="8"/>if j == p:</text:p>
      <text:p text:style-name="P20"><text:s text:c="12"/>print(p)</text:p>
      <text:p text:style-name="P20"><text:s text:c="12"/>return True</text:p>
      <text:p text:style-name="P20"><text:s text:c="4"/>return False</text:p>
      <text:p text:style-name="P20"/>
      <text:p text:style-name="P20">cont = True</text:p>
      <text:p text:style-name="P20">while len(wordlist) &lt; 10000:</text:p>
      <text:p text:style-name="P20"><text:s text:c="4"/>aleatorio()</text:p>
      <text:p text:style-name="P20"><text:s text:c="4"/>s = saidaPalavra(palavra)</text:p>
      <text:p text:style-name="P20"><text:s text:c="4"/>while (existe(s)):</text:p>
      <text:p text:style-name="P20"><text:s text:c="8"/>aleatorio()</text:p>
      <text:p text:style-name="P20"><text:s text:c="8"/>s = saidaPalavra(palavra)</text:p>
      <text:p text:style-name="P20"><text:s text:c="8"/></text:p>
      <text:p text:style-name="P20"><text:s text:c="4"/>wordlist.append(s)</text:p>
      <text:p text:style-name="P20"/>
      <text:p text:style-name="P20">arquivo = open('wordlist.txt','w') <text:s/></text:p>
      <text:p text:style-name="P20">for j in wordlist:</text:p>
      <text:p text:style-name="P20"><text:s text:c="4"/>arquivo.writelines(j+'\n') <text:s text:c="3"/></text:p>
      <text:p text:style-name="P20">arquivo.close</text:p>
      <text:p text:style-name="P20">print('Fim')</text:p>
      <text:p text:style-name="P21"/>
      <text:p text:style-name="P6"><text:span text:style-name="T16"><text:tab/></text:span><text:span text:style-name="T17">Este algoritmo cria um arquivo .txt e forma as palavras nas configurações propostas primeiramente gerando as 3 sílabas e em seguida os 2 números. Após gerar a palavra, verifica-se a sua existência no arquivo, caso já exista, a mesma é descartada e é gerada uma nova palavra, caso contrário, a palavra é escrita normalmente no arquivo. As palavras são escritas por linha no arquivo .txt até que se atinja um total de 10.000 linhas.</text:span></text:p>
      <text:list xml:id="list3520474663" text:style-name="L6">
        <text:list-item>
          <text:p text:style-name="P22">Exemplo</text:p>
        </text:list-item>
      </text:list>
      <text:p text:style-name="P7"><text:tab/><text:span text:style-name="T23">Para evitar a inserção de 10.000 linhas neste documento, é mais cômodo verificar o arquivo “wordlist.txt” localizado pasta “py” do proje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E-USUARIO</meta:initial-creator>
    <meta:editing-cycles>8</meta:editing-cycles>
    <meta:creation-date>2019-05-06T19:49:00</meta:creation-date>
    <dc:date>2019-10-15T16:58:19.071332303</dc:date>
    <meta:editing-duration>PT30M32S</meta:editing-duration>
    <meta:generator>LibreOffice/6.2.7.1$Linux_X86_64 LibreOffice_project/20$Build-1</meta:generator>
    <meta:document-statistic meta:table-count="0" meta:image-count="0" meta:object-count="0" meta:page-count="3" meta:paragraph-count="77" meta:word-count="514" meta:character-count="3834" meta:non-whitespace-character-count="31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